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1.782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4.70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437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2.798cm" fo:min-width="9.0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0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183cm"/>
      <style:paragraph-properties style:writing-mode="lr-tb"/>
    </style:style>
    <style:style style:name="gr8" style:family="graphic" style:parent-style-name="standard">
      <style:graphic-properties draw:fill-color="#1c1c1c" draw:textarea-horizontal-align="justify" draw:textarea-vertical-align="middle" draw:auto-grow-height="false" fo:min-height="1.909cm" fo:min-width="8.3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8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4.19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12" style:family="graphic" style:parent-style-name="standard">
      <style:graphic-properties draw:fill-color="#1c1c1c" draw:textarea-horizontal-align="justify" draw:textarea-vertical-align="middle" draw:auto-grow-height="false" fo:min-height="3.052cm" fo:min-width="8.51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4.80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179cm" fo:min-width="3.818cm"/>
      <style:paragraph-properties style:writing-mode="lr-tb"/>
    </style:style>
    <style:style style:name="gr15" style:family="graphic" style:parent-style-name="standard">
      <style:graphic-properties draw:fill-color="#1c1c1c" draw:textarea-horizontal-align="justify" draw:textarea-vertical-align="middle" draw:auto-grow-height="false" fo:min-height="2.417cm" fo:min-width="6.48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43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3.81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47cm" fo:min-width="3.94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2.802cm"/>
      <style:paragraph-properties style:writing-mode="lr-tb"/>
    </style:style>
    <style:style style:name="gr23" style:family="graphic" style:parent-style-name="standard">
      <style:graphic-properties draw:fill-color="#1c1c1c" draw:textarea-horizontal-align="justify" draw:textarea-vertical-align="middle" draw:auto-grow-height="false" fo:min-height="1.782cm" fo:min-width="3.818cm"/>
      <style:paragraph-properties style:writing-mode="lr-tb"/>
    </style:style>
    <style:style style:name="gr24" style:family="graphic" style:parent-style-name="standard">
      <style:graphic-properties draw:fill-color="#1c1c1c" draw:textarea-horizontal-align="justify" draw:textarea-vertical-align="middle" draw:auto-grow-height="false" fo:min-height="1.782cm" fo:min-width="5.21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6666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 style:writing-mode="lr-tb"/>
    </style:style>
    <style:style style:name="P5" style:family="paragraph">
      <loext:graphic-properties draw:fill-color="#1c1c1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2.032cm" svg:x="-13.732cm" svg:y="-1.286cm">
          <text:p text:style-name="P1">Install from new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207cm" svg:height="1.524cm" svg:x="-9.922cm" svg:y="3.159cm">
          <text:p text:style-name="P1">preins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937cm" svg:height="2.032cm" svg:x="-3.191cm" svg:y="7.604cm">
          <text:p text:style-name="P1">postin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-11.51cm" svg:y1="0.746cm" svg:x2="-7.319cm" svg:y2="3.159cm" draw:start-shape="id1" draw:start-glue-point="2" draw:end-shape="id2" draw:end-glue-point="0" svg:d="M-11510 746v1207h4191v1206" svg:viewBox="0 0 4192 2414">
          <text:p text:style-name="P3">install</text:p>
        </draw:connector>
        <draw:connector draw:style-name="gr4" draw:text-style-name="P1" draw:layer="layout" svg:x1="-7.319cm" svg:y1="4.683cm" svg:x2="-1.223cm" svg:y2="7.604cm" draw:start-shape="id2" draw:start-glue-point="2" draw:end-shape="id3" draw:end-glue-point="0" svg:d="M-7319 4683v1461h6096v1460" svg:viewBox="0 0 6097 2922">
          <text:p text:style-name="P3">If ok → configure</text:p>
        </draw:connector>
        <draw:custom-shape draw:style-name="gr5" draw:text-style-name="P4" xml:id="id4" draw:id="id4" draw:layer="layout" svg:width="9.525cm" svg:height="3.048cm" svg:x="14.462cm" svg:y="5.445cm">
          <text:p text:style-name="P1">Remove start by apt remov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.556cm" svg:height="1.905cm" svg:x="19.796cm" svg:y="11.16cm">
          <text:p text:style-name="P1">prerm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683cm" svg:height="1.905cm" svg:x="24.114cm" svg:y="15.732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224cm" svg:y1="8.493cm" svg:x2="21.574cm" svg:y2="11.16cm" draw:start-shape="id4" draw:start-glue-point="2" draw:end-shape="id5" draw:end-glue-point="0" svg:d="M19224 8493v1333h2350v1334" svg:viewBox="0 0 2351 2668">
          <text:p text:style-name="P3">remove</text:p>
        </draw:connector>
        <draw:connector draw:style-name="gr4" draw:text-style-name="P1" draw:layer="layout" svg:x1="21.574cm" svg:y1="13.065cm" svg:x2="25.955cm" svg:y2="15.732cm" draw:start-shape="id5" draw:start-glue-point="2" draw:end-shape="id6" draw:end-glue-point="0" svg:d="M21574 13065v1333h4381v1334" svg:viewBox="0 0 4382 2668">
          <text:p text:style-name="P3">If ok → remove</text:p>
        </draw:connector>
        <draw:custom-shape draw:style-name="gr8" draw:text-style-name="P5" xml:id="id7" draw:id="id7" draw:layer="layout" svg:width="8.89cm" svg:height="2.159cm" svg:x="16.704cm" svg:y="19.542cm">
          <text:p text:style-name="P1">Purge start by apt remove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318cm" svg:height="2.413cm" svg:x="24.324cm" svg:y="23.352cm">
          <text:p text:style-name="P1">pre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149cm" svg:y1="21.701cm" svg:x2="26.483cm" svg:y2="23.352cm" draw:start-shape="id7" draw:start-glue-point="2" draw:end-shape="id8" draw:end-glue-point="0" svg:d="M21149 21701v825h5334v826" svg:viewBox="0 0 5335 1652">
          <text:p text:style-name="P3">remove</text:p>
        </draw:connector>
        <draw:custom-shape draw:style-name="gr7" draw:text-style-name="P1" xml:id="id9" draw:id="id9" draw:layer="layout" svg:width="3.683cm" svg:height="1.905cm" svg:x="31.309cm" svg:y="27.67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483cm" svg:y1="25.765cm" svg:x2="33.15cm" svg:y2="27.67cm" draw:start-shape="id8" draw:start-glue-point="2" draw:end-shape="id9" draw:end-glue-point="0" svg:d="M26483 25765v952h6667v953" svg:viewBox="0 0 6668 1906">
          <text:p text:style-name="P3">If ok → remove</text:p>
        </draw:connector>
        <draw:custom-shape draw:style-name="gr10" draw:text-style-name="P1" xml:id="id10" draw:id="id10" draw:layer="layout" svg:width="4.699cm" svg:height="1.905cm" svg:x="34.357cm" svg:y="32.115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3.15cm" svg:y1="29.575cm" svg:x2="36.706cm" svg:y2="32.115cm" draw:start-shape="id9" draw:start-glue-point="2" draw:end-shape="id10" draw:end-glue-point="0" svg:d="M33150 29575v1269h3556v1271" svg:viewBox="0 0 3557 2541">
          <text:p text:style-name="P3">If ok -&gt; purge</text:p>
        </draw:connector>
        <draw:custom-shape draw:style-name="gr11" draw:text-style-name="P1" xml:id="id11" draw:id="id11" draw:layer="layout" svg:width="3.81cm" svg:height="1.397cm" svg:x="-17.034cm" svg:y="11.287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-7.319cm" svg:y1="4.683cm" svg:x2="-15.129cm" svg:y2="11.287cm" draw:start-shape="id2" draw:start-glue-point="2" draw:end-shape="id11" draw:end-glue-point="0" svg:d="M-7319 4683v3302h-7810v3302" svg:viewBox="0 0 7811 6605">
          <text:p text:style-name="P3">If error → abort-install</text:p>
        </draw:connector>
        <draw:custom-shape draw:style-name="gr12" draw:text-style-name="P5" xml:id="id12" draw:id="id12" draw:layer="layout" svg:width="9.017cm" svg:height="3.302cm" svg:x="-14.113cm" svg:y="-11.7cm">
          <text:p text:style-name="P1">Install and it was removed<text:line-break/>apt remove app; apt install app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5.302cm" svg:height="2.032cm" svg:x="2.556cm" svg:y="-7.382cm">
          <text:p text:style-name="P1">preinst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svg:x1="-9.605cm" svg:y1="-8.398cm" svg:x2="5.207cm" svg:y2="-7.382cm" draw:start-shape="id12" draw:start-glue-point="2" draw:end-shape="id13" draw:end-glue-point="0" svg:d="M-9605-8398v509h14812v507" svg:viewBox="0 0 14813 1017">
          <text:p text:style-name="P3">Install 0.2 0.10</text:p>
        </draw:connector>
        <draw:custom-shape draw:style-name="gr14" draw:text-style-name="P1" xml:id="id14" draw:id="id14" draw:layer="layout" svg:width="4.318cm" svg:height="2.429cm" svg:x="12.557cm" svg:y="-3.064cm">
          <text:p text:style-name="P1">postin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207cm" svg:y1="-5.35cm" svg:x2="14.716cm" svg:y2="-3.064cm" draw:start-shape="id13" draw:start-glue-point="2" draw:end-shape="id14" draw:end-glue-point="0" svg:d="M5207-5350v1143h9509v1143" svg:viewBox="0 0 9510 2287">
          <text:p text:style-name="P3">If ok → configure 0.10</text:p>
        </draw:connector>
        <draw:custom-shape draw:style-name="gr15" draw:text-style-name="P5" xml:id="id15" draw:id="id15" draw:layer="layout" svg:width="6.985cm" svg:height="2.667cm" svg:x="1.889cm" svg:y="14.335cm">
          <text:p text:style-name="P1">Installd now upgrade</text:p>
          <text:p text:style-name="P1">Apt upgrade</text:p>
          <draw:enhanced-geometry svg:viewBox="0 0 21600 21600" draw:type="rectangle" draw:enhanced-path="M 0 0 L 21600 0 21600 21600 0 21600 0 0 Z N"/>
        </draw:custom-shape>
        <draw:custom-shape draw:style-name="gr16" draw:text-style-name="P1" xml:id="id16" draw:id="id16" draw:layer="layout" svg:width="3.81cm" svg:height="1.778cm" svg:x="9.382cm" svg:y="21.828cm">
          <text:p text:style-name="P1">pre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381cm" svg:y1="17.002cm" svg:x2="11.287cm" svg:y2="21.828cm" draw:start-shape="id15" draw:start-glue-point="2" draw:end-shape="id16" draw:end-glue-point="0" svg:d="M5381 17002v2413h5906v2413" svg:viewBox="0 0 5907 4827">
          <text:p text:style-name="P3">Upgrade 0.10</text:p>
        </draw:connector>
        <draw:custom-shape draw:style-name="gr17" draw:text-style-name="P1" xml:id="id17" draw:id="id17" draw:layer="layout" svg:width="3.937cm" svg:height="1.27cm" svg:x="-1.921cm" svg:y="28.559cm">
          <text:p text:style-name="P1">pre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287cm" svg:y1="23.606cm" svg:x2="0.047cm" svg:y2="28.559cm" draw:start-shape="id16" draw:start-glue-point="2" draw:end-shape="id17" draw:end-glue-point="0" svg:d="M11287 23606v2477h-11240v2476" svg:viewBox="0 0 11241 4954">
          <text:p text:style-name="P3">If error → faild-upgrade 0.12</text:p>
        </draw:connector>
        <draw:custom-shape draw:style-name="gr18" draw:text-style-name="P1" xml:id="id18" draw:id="id18" draw:layer="layout" svg:width="4.318cm" svg:height="1.016cm" svg:x="-10.43cm" svg:y="32.877cm">
          <text:p text:style-name="P1">pre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0.047cm" svg:y1="29.829cm" svg:x2="-8.271cm" svg:y2="32.877cm" draw:start-shape="id17" draw:start-glue-point="2" draw:end-shape="id18" draw:end-glue-point="0" svg:d="M47 29829v1524h-8318v1524" svg:viewBox="0 0 8319 3049">
          <text:p text:style-name="P3">If err → abort-upgraed 0.10</text:p>
        </draw:connector>
        <draw:custom-shape draw:style-name="gr19" draw:text-style-name="P1" xml:id="id19" draw:id="id19" draw:layer="layout" svg:width="4.445cm" svg:height="1.397cm" svg:x="14.462cm" svg:y="28.559cm">
          <text:p text:style-name="P1">prein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287cm" svg:y1="23.606cm" svg:x2="16.684cm" svg:y2="28.559cm" draw:start-shape="id16" draw:start-glue-point="2" draw:end-shape="id19" draw:end-glue-point="0" svg:d="M11287 23606v2476h5397v2477" svg:viewBox="0 0 5398 4954">
          <text:p text:style-name="P3">If ok → upgrade 0.2 0.10</text:p>
        </draw:connector>
        <draw:custom-shape draw:style-name="gr20" draw:text-style-name="P1" xml:id="id20" draw:id="id20" draw:layer="layout" svg:width="3.81cm" svg:height="1.27cm" svg:x="8.366cm" svg:y="34.782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684cm" svg:y1="29.956cm" svg:x2="10.271cm" svg:y2="34.782cm" draw:start-shape="id19" draw:start-glue-point="2" draw:end-shape="id20" draw:end-glue-point="0" svg:d="M16684 29956v2413h-6413v2413" svg:viewBox="0 0 6414 4827">
          <text:p text:style-name="P3">If err → abort-upgrade</text:p>
        </draw:connector>
        <draw:connector draw:style-name="gr4" draw:text-style-name="P1" draw:layer="layout" svg:x1="-1.223cm" svg:y1="9.636cm" svg:x2="5.381cm" svg:y2="14.335cm" draw:start-shape="id3" draw:start-glue-point="2" draw:end-shape="id15" draw:end-glue-point="0" svg:d="M-1223 9636v2349h6604v2350" svg:viewBox="0 0 6605 4700">
          <text:p text:style-name="P3">If ok</text:p>
        </draw:connector>
        <draw:connector draw:style-name="gr4" draw:text-style-name="P1" draw:layer="layout" svg:x1="5.381cm" svg:y1="17.002cm" svg:x2="19.224cm" svg:y2="5.445cm" draw:start-shape="id15" draw:start-glue-point="2" draw:end-shape="id4" draw:end-glue-point="0" svg:d="M5381 17002v500h6286v-12558h7557v501" svg:viewBox="0 0 13844 12559">
          <text:p text:style-name="P3">Apt remove</text:p>
        </draw:connector>
        <draw:connector draw:style-name="gr4" draw:text-style-name="P1" draw:layer="layout" svg:x1="5.381cm" svg:y1="17.002cm" svg:x2="21.149cm" svg:y2="19.542cm" draw:start-shape="id15" draw:start-glue-point="2" draw:end-shape="id7" draw:end-glue-point="0" svg:d="M5381 17002v1269h15768v1271" svg:viewBox="0 0 15769 2541">
          <text:p text:style-name="P3">Apt purge</text:p>
        </draw:connector>
        <draw:custom-shape draw:style-name="gr7" draw:text-style-name="P1" xml:id="id21" draw:id="id21" draw:layer="layout" svg:width="3.683cm" svg:height="1.905cm" svg:x="21.193cm" svg:y="32.115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684cm" svg:y1="29.956cm" svg:x2="23.034cm" svg:y2="32.115cm" draw:start-shape="id19" draw:start-glue-point="2" draw:end-shape="id21" draw:end-glue-point="0" svg:d="M16684 29956v1079h6350v1080" svg:viewBox="0 0 6351 2160">
          <text:p text:style-name="P3">If ok → upgrade 0.10</text:p>
        </draw:connector>
        <draw:custom-shape draw:style-name="gr21" draw:text-style-name="P1" xml:id="id22" draw:id="id22" draw:layer="layout" svg:width="4.064cm" svg:height="1.905cm" svg:x="12.684cm" svg:y="35.798cm">
          <text:p text:style-name="P1">post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034cm" svg:y1="34.02cm" svg:x2="14.716cm" svg:y2="35.798cm" draw:start-shape="id21" draw:start-glue-point="2" draw:end-shape="id22" draw:end-glue-point="0" svg:d="M23034 34020v888h-8318v890" svg:viewBox="0 0 8319 1779">
          <text:p text:style-name="P3">If err → faild-upgrade 0.2 0.10</text:p>
        </draw:connector>
        <draw:custom-shape draw:style-name="gr22" draw:text-style-name="P1" xml:id="id23" draw:id="id23" draw:layer="layout" svg:width="3.302cm" svg:height="1.27cm" svg:x="24.749cm" svg:y="37.957cm">
          <text:p text:style-name="P1">postin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034cm" svg:y1="34.02cm" svg:x2="26.4cm" svg:y2="37.957cm" draw:start-shape="id21" draw:start-glue-point="2" draw:end-shape="id23" draw:end-glue-point="0" svg:d="M23034 34020v1968h3366v1969" svg:viewBox="0 0 3367 3938">
          <text:p text:style-name="P3">If ok → configure 0.2</text:p>
        </draw:connector>
        <draw:custom-shape draw:style-name="gr23" draw:text-style-name="P5" xml:id="id24" draw:id="id24" draw:layer="layout" svg:width="4.318cm" svg:height="2.032cm" svg:x="12.811cm" svg:y="39.481cm">
          <text:p text:style-name="P1">App upgrade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4cm" svg:y1="39.227cm" svg:x2="14.97cm" svg:y2="39.481cm" draw:start-shape="id23" draw:start-glue-point="2" draw:end-shape="id24" draw:end-glue-point="0" svg:d="M26400 39227v501h-5461v-748h-5969v501" svg:viewBox="0 0 11431 749">
          <text:p text:style-name="P3">If ok </text:p>
        </draw:connector>
        <draw:custom-shape draw:style-name="gr24" draw:text-style-name="P5" xml:id="id25" draw:id="id25" draw:layer="layout" svg:width="5.715cm" svg:height="2.032cm" svg:x="36.687cm" svg:y="37.449cm">
          <text:p text:style-name="P1">App uninstall like</text:p>
          <text:p text:style-name="P1"><text:s/>new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6.706cm" svg:y1="34.02cm" svg:x2="39.544cm" svg:y2="37.449cm" draw:start-shape="id10" draw:start-glue-point="2" draw:end-shape="id25" draw:end-glue-point="0" svg:d="M36706 34020v1714h2838v1715" svg:viewBox="0 0 2839 3430">
          <text:p text:style-name="P3">If ok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3:49:06.067274224</meta:creation-date>
    <dc:date>2022-12-30T08:00:41.008492522</dc:date>
    <meta:editing-duration>PT5H4M11S</meta:editing-duration>
    <meta:editing-cycles>17</meta:editing-cycles>
    <meta:generator>LibreOffice/6.4.7.2$Linux_X86_64 LibreOffice_project/40$Build-2</meta:generator>
    <meta:document-statistic meta:object-count="48"/>
  </office:meta>
</office:document-meta>
</file>